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b3ad" officeooo:paragraph-rsid="001bb3ad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dac1" officeooo:paragraph-rsid="001cdac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a7f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4">February</text:span> 202<text:span text:style-name="T3">1</text:span> under the <text:span text:style-name="T5">41st</text:span> PA Meeting.</text:p>
      <text:p text:style-name="P1"/>
      <text:p text:style-name="P1">The Assembly, recognising the current situation,</text:p>
      <text:p text:style-name="P1"/>
      <text:p text:style-name="P4">Constitutes the need to declassify CotS documents one month after they were used, if it does not violate privacy or endanger the server.</text:p>
      <text:p text:style-name="P1"/>
      <text:p text:style-name="P1">And proceeds.</text:p>
      <text:p text:style-name="P1"/>
      <text:p text:style-name="P1">Signed by,</text:p>
      <text:p text:style-name="P5">Solar_Porpoise</text:p>
      <text:p text:style-name="P1"/>
      <text:p text:style-name="P1"/>
      <text:p text:style-name="P1"/>
      <text:p text:style-name="Standard"><text:span text:style-name="T1">[</text:span><text:span text:style-name="T2">Motion 41-9: To declassify CotS documents after 1 month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0T08:47:27.907016321</dc:date>
    <meta:editing-duration>PT2M31S</meta:editing-duration>
    <meta:editing-cycles>7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7" meta:word-count="58" meta:character-count="365" meta:non-whitespace-character-count="314"/>
  </office:meta>
</office:document-meta>
</file>